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27H14M49.856051S" calcext:value-type="time">
            <text:p>1327:1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3H36M32.788S" calcext:value-type="time">
            <text:p>03:36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20H11M48.374S" calcext:value-type="time">
            <text:p>20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07:57:43.0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8T13:28:47.851000000</dc:date>
    <meta:editing-duration>P58DT22H13M26S</meta:editing-duration>
    <meta:editing-cycles>1549</meta:editing-cycles>
    <meta:generator>LibreOffice/7.2.6.2$Windows_X86_64 LibreOffice_project/b0ec3a565991f7569a5a7f5d24fed7f52653d754</meta:generator>
    <dc:creator>Benjamin Laws</dc:creator>
    <meta:document-statistic meta:table-count="2" meta:cell-count="1870" meta:object-count="0"/>
  </office:meta>
</office:document-meta>
</file>